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1">
            <text:p>1</text:p>
          </table:table-cell>
          <table:table-cell table:style-name="ce1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1">
            <text:p>1</text:p>
          </table:table-cell>
          <table:table-cell table:style-name="ce1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1">
            <text:p>1</text:p>
          </table:table-cell>
          <table:table-cell table:style-name="ce1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 table:style-name="ce1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 table:style-name="ce1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0">
            <text:p>0</text:p>
          </table:table-cell>
          <table:table-cell table:style-name="ce1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1">
            <text:p>1</text:p>
          </table:table-cell>
          <table:table-cell table:style-name="ce1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1">
            <text:p>1</text:p>
          </table:table-cell>
          <table:table-cell table:style-name="ce1" office:value-type="string">
            <text:p>139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1">
            <text:p>1</text:p>
          </table:table-cell>
          <table:table-cell table:style-name="ce1" office:value-type="string">
            <text:p>230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 table:style-name="ce1" office:value-type="string">
            <text:p>167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 table:style-name="ce1" office:value-type="string">
            <text:p>2421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1">
            <text:p>1</text:p>
          </table:table-cell>
          <table:table-cell table:style-name="ce1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1">
            <text:p>1</text:p>
          </table:table-cell>
          <table:table-cell table:style-name="ce1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8">
            <text:p>8</text:p>
          </table:table-cell>
          <table:table-cell table:style-name="ce1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1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1">
            <text:p>1</text:p>
          </table:table-cell>
          <table:table-cell table:style-name="ce1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1">
            <text:p>1</text:p>
          </table:table-cell>
          <table:table-cell table:style-name="ce1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 table:style-name="ce1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1">
            <text:p>1</text:p>
          </table:table-cell>
          <table:table-cell table:style-name="ce1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1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 table:style-name="ce1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1">
            <text:p>1</text:p>
          </table:table-cell>
          <table:table-cell table:style-name="ce1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1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 table:style-name="ce1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2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 table:style-name="ce1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1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 office:value-type="float" office:value="1">
            <text:p>1</text:p>
          </table:table-cell>
          <table:table-cell table:style-name="ce1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 office:value-type="float" office:value="1">
            <text:p>1</text:p>
          </table:table-cell>
          <table:table-cell table:style-name="ce1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 office:value-type="float" office:value="1">
            <text:p>1</text:p>
          </table:table-cell>
          <table:table-cell table:style-name="ce1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table:style-name="ce1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8"/>
          <table:table-cell office:value-type="float" office:value="6.25">
            <text:p>6.25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table:number-columns-repeated="17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AA53]; 2))" office:value-type="float" office:value="145.8">
            <text:p>145.8</text:p>
          </table:table-cell>
          <table:table-cell table:number-columns-repeated="2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1">
            <text:p>1</text:p>
          </table:table-cell>
          <table:table-cell table:style-name="ce1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 table:number-rows-repeated="1048520">
          <table:table-cell table:number-columns-repeated="30"/>
        </table:table-row>
        <table:table-row table:style-name="ro1"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5:0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06T15:01:33</dc:date>
    <dc:creator>Jean-Paul Calderone</dc:creator>
    <meta:editing-duration>PT15H26M24S</meta:editing-duration>
    <meta:editing-cycles>27</meta:editing-cycles>
    <meta:document-statistic meta:table-count="1" meta:cell-count="783" meta:object-count="0"/>
  </office:meta>
</office:document-meta>
</file>